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" draw:marker-end="Arrow" draw:marker-end-width="0.508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Main" draw:style-name="gr1" draw:text-style-name="P2" xml:id="id2" draw:id="id2" draw:layer="layout" svg:width="4.318cm" svg:height="4.191cm" svg:x="11.795cm" svg:y="8.112cm">
          <text:list text:style-name="L1">
            <text:list-item>
              <text:p text:style-name="P1"><text:span text:style-name="T1">Clip A</text:span></text:p>
            </text:list-item>
            <text:list-item>
              <text:p text:style-name="P1"><text:span text:style-name="T1">Clip B</text:span></text:p>
            </text:list-item>
            <text:list-item>
              <text:p text:style-name="P1"><text:span text:style-name="T1">Test</text:span></text:p>
            </text:list-item>
            <text:list-item>
              <text:p text:style-name="P1"><text:span text:style-name="T1">Sett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604cm" svg:y1="4.873cm" svg:x2="11.795cm" svg:y2="10.207cm" draw:start-shape="id1" draw:end-shape="id2" svg:d="m7604 4873c3144 0 1049 5334 4191 5334" svg:viewBox="0 0 4192 5335">
          <text:p text:style-name="P3">Clip A/B</text:p>
        </draw:connector>
        <draw:custom-shape draw:name="Main" draw:style-name="gr1" draw:text-style-name="P2" xml:id="id1" draw:id="id1" draw:layer="layout" svg:width="4.318cm" svg:height="4.191cm" svg:x="3.286cm" svg:y="2.778cm">
          <text:list text:style-name="L1">
            <text:list-item>
              <text:p text:style-name="P1"><text:span text:style-name="T1">Clip path/file</text:span></text:p>
            </text:list-item>
            <text:list-item>
              <text:p text:style-name="P1"><text:span text:style-name="T1">Change</text:span></text:p>
            </text:list-item>
            <text:list-item>
              <text:p text:style-name="P1"><text:span text:style-name="T1">Set Level</text:span></text:p>
            </text:list-item>
            <text:list-item>
              <text:p text:style-name="P1"><text:span text:style-name="T1">Pla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Main" draw:style-name="gr1" draw:text-style-name="P2" xml:id="id3" draw:id="id3" draw:layer="layout" svg:width="4.318cm" svg:height="4.191cm" svg:x="11.795cm" svg:y="15.224cm">
          <text:list text:style-name="L1">
            <text:list-item>
              <text:p text:style-name="P1"><text:span text:style-name="T1">Play A</text:span></text:p>
            </text:list-item>
            <text:list-item>
              <text:p text:style-name="P1"><text:span text:style-name="T1">Play X</text:span></text:p>
            </text:list-item>
            <text:list-item>
              <text:p text:style-name="P1"><text:span text:style-name="T1">Play B</text:span></text:p>
            </text:list-item>
            <text:list-item>
              <text:p text:style-name="P1"><text:span text:style-name="T1">X is A</text:span></text:p>
            </text:list-item>
            <text:list-item>
              <text:p text:style-name="P1"><text:span text:style-name="T1">X is B</text:span></text:p>
            </text:list-item>
            <text:list-item>
              <text:p text:style-name="P1"><text:span text:style-name="T1">Resul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954cm" svg:y1="12.303cm" svg:x2="13.954cm" svg:y2="15.224cm" draw:start-shape="id2" draw:start-glue-point="2" draw:end-shape="id3" svg:d="m13954 12303v2921" svg:viewBox="0 0 1 2922">
          <text:p text:style-name="P3">Test</text:p>
        </draw:connector>
        <draw:custom-shape draw:name="Main" draw:style-name="gr1" draw:text-style-name="P2" xml:id="id5" draw:id="id5" draw:layer="layout" svg:width="4.318cm" svg:height="4.191cm" svg:x="19.923cm" svg:y="2.905cm">
          <text:list text:style-name="L1">
            <text:list-item>
              <text:p text:style-name="P1"><text:span text:style-name="T1">Show Results</text:span></text:p>
            </text:list-item>
            <text:list-item>
              <text:p text:style-name="P1"><text:span text:style-name="T1">Switch Delay</text:span></text:p>
            </text:list-item>
            <text:list-item>
              <text:p text:style-name="P1"><text:span text:style-name="T1"/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Main" draw:style-name="gr1" draw:text-style-name="P2" xml:id="id4" draw:id="id4" draw:layer="layout" svg:width="4.318cm" svg:height="4.191cm" svg:x="20.685cm" svg:y="15.224cm">
          <text:list text:style-name="L1">
            <text:list-item>
              <text:p text:style-name="P1"><text:span text:style-name="T1"># Trials</text:span></text:p>
            </text:list-item>
            <text:list-item>
              <text:p text:style-name="P1"><text:span text:style-name="T1"># Correct</text:span></text:p>
            </text:list-item>
            <text:list-item>
              <text:p text:style-name="P1"><text:span text:style-name="T1">% Confidenc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20.685cm" svg:y1="17.319cm" svg:x2="16.113cm" svg:y2="17.319cm" draw:start-shape="id4" draw:end-shape="id3" svg:d="m20685 17319h-4572" svg:viewBox="0 0 4573 1">
          <text:p text:style-name="P3">Results</text:p>
        </draw:connector>
        <draw:connector draw:style-name="gr2" draw:text-style-name="P3" draw:layer="layout" draw:type="curve" svg:x1="16.113cm" svg:y1="10.207cm" svg:x2="19.923cm" svg:y2="5cm" draw:start-shape="id2" draw:end-shape="id5" svg:d="m16113 10207c2859 0 954-5207 3810-5207" svg:viewBox="0 0 3811 5208">
          <text:p text:style-name="P3">Settings</text:p>
        </draw:connector>
        <draw:connector draw:style-name="gr3" draw:text-style-name="P3" draw:layer="layout" draw:type="curve" svg:x1="22.844cm" svg:y1="15.224cm" svg:x2="16.113cm" svg:y2="10.207cm" draw:start-shape="id4" draw:start-glue-point="0" draw:end-shape="id2" draw:end-glue-point="1" svg:d="m22844 15224c0-3345-2243-5017-6731-5017" svg:viewBox="0 0 6732 5018">
          <text:p text:style-name="P3">Qui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Clements</meta:initial-creator>
    <meta:creation-date>2014-01-17T16:51:44.299122204</meta:creation-date>
    <dc:date>2014-03-23T20:08:11.506052192</dc:date>
    <dc:creator>Michael Clements</dc:creator>
    <meta:editing-duration>PT1H46M28S</meta:editing-duration>
    <meta:editing-cycles>4</meta:editing-cycles>
    <meta:generator>LibreOffice/4.1.3.2$Linux_X86_64 LibreOffice_project/410m0$Build-2</meta:generator>
    <meta:printed-by>Michael Clements</meta:printed-by>
    <meta:print-date>2014-01-17T17:37:53.069948760</meta:print-date>
    <meta:document-statistic meta:object-count="10"/>
  </office:meta>
</office:document-meta>
</file>